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5.7cm" table:align="margins"/>
    </style:style>
    <style:style style:name="Tabla1.A" style:family="table-column">
      <style:table-column-properties style:column-width="0.503cm" style:rel-column-width="285*"/>
    </style:style>
    <style:style style:name="Tabla1.B" style:family="table-column">
      <style:table-column-properties style:column-width="5.595cm" style:rel-column-width="3172*"/>
    </style:style>
    <style:style style:name="Tabla1.C" style:family="table-column">
      <style:table-column-properties style:column-width="4.401cm" style:rel-column-width="2495*"/>
    </style:style>
    <style:style style:name="Tabla1.D" style:family="table-column">
      <style:table-column-properties style:column-width="1.9cm" style:rel-column-width="1077*"/>
    </style:style>
    <style:style style:name="Tabla1.E" style:family="table-column">
      <style:table-column-properties style:column-width="13.301cm" style:rel-column-width="7541*"/>
    </style:style>
    <style:style style:name="Tabla1.1" style:family="table-row">
      <style:table-row-properties fo:keep-together="always"/>
    </style:style>
    <style:style style:name="Tabla1.A1" style:family="table-cell">
      <style:table-cell-properties fo:background-color="transparent" fo:padding="0.097cm" fo:border-left="none" fo:border-right="0.05pt solid #000000" fo:border-top="none" fo:border-bottom="0.05pt solid #000000">
        <style:background-image/>
      </style:table-cell-properties>
    </style:style>
    <style:style style:name="Tabla1.B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E1" style:family="table-cell">
      <style:table-cell-properties fo:background-color="#e6e6ff"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9pt" fo:language="es" fo:country="ES" officeooo:rsid="000a8068" officeooo:paragraph-rsid="000a8068" style:font-size-asian="9pt" style:font-size-complex="9pt"/>
    </style:style>
    <style:style style:name="P2" style:family="paragraph" style:parent-style-name="Standard">
      <style:text-properties fo:font-size="9pt" fo:language="es" fo:country="ES" officeooo:rsid="00091dce" officeooo:paragraph-rsid="00091dce" style:font-size-asian="9pt" style:font-size-complex="9pt"/>
    </style:style>
    <style:style style:name="P3" style:family="paragraph" style:parent-style-name="Standard">
      <style:text-properties fo:font-size="9pt" fo:language="es" fo:country="ES" officeooo:rsid="0003a4ef" officeooo:paragraph-rsid="0003a4ef" style:font-size-asian="9pt" style:font-size-complex="9pt"/>
    </style:style>
    <style:style style:name="P4" style:family="paragraph" style:parent-style-name="Standard">
      <style:text-properties fo:font-size="9pt" fo:language="es" fo:country="ES" officeooo:paragraph-rsid="0003a4ef" style:font-size-asian="9pt" style:font-size-complex="9pt"/>
    </style:style>
    <style:style style:name="P5" style:family="paragraph" style:parent-style-name="Standard">
      <style:text-properties fo:font-size="9pt" fo:language="es" fo:country="ES" officeooo:rsid="0004d4de" officeooo:paragraph-rsid="0004d4de" style:font-size-asian="9pt" style:font-size-complex="9pt"/>
    </style:style>
    <style:style style:name="P6" style:family="paragraph" style:parent-style-name="Standard" style:list-style-name="L1">
      <style:text-properties style:font-name="FreeMono" fo:font-size="8pt" fo:language="es" fo:country="ES" officeooo:rsid="000ac597" officeooo:paragraph-rsid="000ac597" style:font-size-asian="8pt" style:font-size-complex="8pt"/>
    </style:style>
    <style:style style:name="P7" style:family="paragraph" style:parent-style-name="Standard">
      <style:text-properties fo:language="es" fo:country="ES"/>
    </style:style>
    <style:style style:name="P8" style:family="paragraph" style:parent-style-name="Standard" style:list-style-name="L1">
      <style:text-properties fo:language="es" fo:country="ES" officeooo:rsid="0004d4de" officeooo:paragraph-rsid="0004d4de"/>
    </style:style>
    <style:style style:name="P9" style:family="paragraph" style:parent-style-name="Standard" style:list-style-name="L1">
      <style:text-properties fo:language="es" fo:country="ES" officeooo:rsid="0004d4de" officeooo:paragraph-rsid="000ac597"/>
    </style:style>
    <style:style style:name="P10" style:family="paragraph" style:parent-style-name="Standard" style:list-style-name="L1">
      <style:text-properties fo:language="es" fo:country="ES" officeooo:rsid="00079406" officeooo:paragraph-rsid="00079406"/>
    </style:style>
    <style:style style:name="P11" style:family="paragraph" style:parent-style-name="Standard" style:list-style-name="L1">
      <style:text-properties fo:language="es" fo:country="ES" officeooo:rsid="000d660e" officeooo:paragraph-rsid="000d660e"/>
    </style:style>
    <style:style style:name="P12" style:family="paragraph" style:parent-style-name="Table_20_Contents">
      <style:text-properties style:use-window-font-color="true" style:font-name="FreeMono" fo:font-size="6pt" fo:language="es" fo:country="ES" officeooo:rsid="00079406" officeooo:paragraph-rsid="00079406" style:font-size-asian="6pt" style:font-size-complex="6pt"/>
    </style:style>
    <style:style style:name="P13" style:family="paragraph" style:parent-style-name="Table_20_Contents">
      <style:text-properties style:use-window-font-color="true" style:font-name="FreeMono" fo:font-size="6pt" fo:language="es" fo:country="ES" officeooo:rsid="00079406" officeooo:paragraph-rsid="000a8068" style:font-size-asian="6pt" style:font-size-complex="6pt"/>
    </style:style>
    <style:style style:name="P14" style:family="paragraph" style:parent-style-name="Table_20_Contents">
      <style:paragraph-properties fo:text-align="center" style:justify-single-word="false"/>
      <style:text-properties fo:font-size="9pt" fo:language="es" fo:country="ES" officeooo:rsid="0003a4ef" officeooo:paragraph-rsid="0003a4ef" style:font-size-asian="9pt" style:font-size-complex="9pt"/>
    </style:style>
    <style:style style:name="P15" style:family="paragraph" style:parent-style-name="Table_20_Contents">
      <style:paragraph-properties fo:text-align="center" style:justify-single-word="false"/>
      <style:text-properties fo:font-size="9pt" fo:language="es" fo:country="ES" officeooo:rsid="0004d4de" officeooo:paragraph-rsid="0004d4de" style:font-size-asian="9pt" style:font-size-complex="9pt"/>
    </style:style>
    <style:style style:name="P16" style:family="paragraph" style:parent-style-name="Table_20_Contents">
      <style:text-properties fo:font-size="9pt" fo:language="es" fo:country="ES" officeooo:rsid="0004d4de" officeooo:paragraph-rsid="00091dce" style:font-size-asian="9pt" style:font-size-complex="9pt"/>
    </style:style>
    <style:style style:name="P17" style:family="paragraph" style:parent-style-name="Table_20_Contents">
      <style:text-properties fo:font-size="9pt" fo:language="es" fo:country="ES" officeooo:rsid="0004d4de" officeooo:paragraph-rsid="0004d4de" style:font-size-asian="9pt" style:font-size-complex="9pt"/>
    </style:style>
    <style:style style:name="P18" style:family="paragraph" style:parent-style-name="Table_20_Contents">
      <style:text-properties fo:font-size="9pt" fo:language="es" fo:country="ES" officeooo:rsid="0004d4de" officeooo:paragraph-rsid="000d660e" style:font-size-asian="9pt" style:font-size-complex="9pt"/>
    </style:style>
    <style:style style:name="P19" style:family="paragraph" style:parent-style-name="Table_20_Contents">
      <style:text-properties fo:font-size="10pt" fo:language="es" fo:country="ES" officeooo:rsid="000a8068" officeooo:paragraph-rsid="000a8068" style:font-size-asian="10pt" style:font-size-complex="10pt"/>
    </style:style>
    <style:style style:name="P20" style:family="paragraph" style:parent-style-name="Table_20_Contents">
      <style:text-properties fo:font-size="10pt" fo:language="es" fo:country="ES" officeooo:rsid="00091dce" officeooo:paragraph-rsid="00091dce" style:font-size-asian="10pt" style:font-size-complex="10pt"/>
    </style:style>
    <style:style style:name="P21" style:family="paragraph" style:parent-style-name="Table_20_Contents">
      <style:text-properties fo:font-size="10pt" fo:language="es" fo:country="ES" officeooo:rsid="00079406" officeooo:paragraph-rsid="00079406" style:font-size-asian="10pt" style:font-size-complex="10pt"/>
    </style:style>
    <style:style style:name="P22" style:family="paragraph" style:parent-style-name="Table_20_Contents">
      <style:text-properties style:font-name="Liberation Serif" fo:font-size="10pt" fo:language="es" fo:country="ES" officeooo:rsid="00091dce" officeooo:paragraph-rsid="00091dce" style:font-size-asian="10pt" style:font-size-complex="10pt"/>
    </style:style>
    <style:style style:name="P23" style:family="paragraph" style:parent-style-name="Table_20_Contents">
      <style:text-properties style:font-name="Liberation Serif" fo:font-size="10pt" fo:language="es" fo:country="ES" officeooo:rsid="00091dce" officeooo:paragraph-rsid="000a8068" style:font-size-asian="10pt" style:font-size-complex="10pt"/>
    </style:style>
    <style:style style:name="P24" style:family="paragraph" style:parent-style-name="Table_20_Contents">
      <style:text-properties style:font-name="Liberation Serif" fo:font-size="10pt" fo:language="es" fo:country="ES" officeooo:rsid="000d660e" officeooo:paragraph-rsid="000d660e" style:font-size-asian="10pt" style:font-size-complex="10pt"/>
    </style:style>
    <style:style style:name="P25" style:family="paragraph" style:parent-style-name="Table_20_Contents">
      <style:text-properties style:font-name="FreeMono" fo:font-size="6pt" fo:language="es" fo:country="ES" officeooo:rsid="00091dce" officeooo:paragraph-rsid="00091dce" style:font-size-asian="6pt" style:font-size-complex="6pt"/>
    </style:style>
    <style:style style:name="P26" style:family="paragraph" style:parent-style-name="Table_20_Contents">
      <style:text-properties style:font-name="FreeMono" fo:font-size="6pt" fo:language="es" fo:country="ES" officeooo:rsid="000a8068" officeooo:paragraph-rsid="000a8068" style:font-size-asian="6pt" style:font-size-complex="6pt"/>
    </style:style>
    <style:style style:name="P27" style:family="paragraph" style:parent-style-name="Table_20_Contents">
      <style:text-properties style:font-name="FreeMono" fo:font-size="6pt" fo:language="es" fo:country="ES" officeooo:rsid="00079406" officeooo:paragraph-rsid="00079406" style:font-size-asian="6pt" style:font-size-complex="6pt"/>
    </style:style>
    <style:style style:name="P28" style:family="paragraph" style:parent-style-name="Table_20_Contents">
      <style:text-properties fo:color="#ce181e" style:font-name="FreeMono" fo:font-size="6pt" fo:language="es" fo:country="ES" officeooo:rsid="00079406" officeooo:paragraph-rsid="00079406" style:font-size-asian="6pt" style:font-size-complex="6pt"/>
    </style:style>
    <style:style style:name="P29" style:family="paragraph" style:parent-style-name="Table_20_Contents">
      <style:text-properties fo:color="#ce181e" style:font-name="FreeMono" fo:font-size="6pt" fo:language="es" fo:country="ES" officeooo:rsid="00079406" officeooo:paragraph-rsid="000a8068" style:font-size-asian="6pt" style:font-size-complex="6pt"/>
    </style:style>
    <style:style style:name="P30" style:family="paragraph" style:parent-style-name="Table_20_Contents">
      <style:text-properties fo:font-size="6pt" fo:language="es" fo:country="ES" officeooo:rsid="00079406" officeooo:paragraph-rsid="00079406" style:font-size-asian="6pt" style:font-size-complex="6pt"/>
    </style:style>
    <style:style style:name="P31" style:family="paragraph" style:parent-style-name="Table_20_Contents">
      <style:text-properties fo:font-size="6pt" fo:language="es" fo:country="ES" officeooo:rsid="00079406" officeooo:paragraph-rsid="000a8068" style:font-size-asian="6pt" style:font-size-complex="6pt"/>
    </style:style>
    <style:style style:name="T1" style:family="text">
      <style:text-properties officeooo:rsid="0003a4ef"/>
    </style:style>
    <style:style style:name="T2" style:family="text">
      <style:text-properties officeooo:rsid="0004d4de"/>
    </style:style>
    <style:style style:name="T3" style:family="text">
      <style:text-properties officeooo:rsid="00087930"/>
    </style:style>
    <style:style style:name="T4" style:family="text">
      <style:text-properties style:font-name="FreeMono" fo:font-size="9pt" officeooo:rsid="00087930" style:font-size-asian="9pt" style:font-size-complex="9pt"/>
    </style:style>
    <style:style style:name="T5" style:family="text">
      <style:text-properties officeooo:rsid="00091dce"/>
    </style:style>
    <style:style style:name="T6" style:family="text">
      <style:text-properties officeooo:rsid="000ac597"/>
    </style:style>
    <style:style style:name="T7" style:family="text">
      <style:text-properties fo:font-style="italic" style:font-style-asian="italic" style:font-style-complex="italic"/>
    </style:style>
    <style:style style:name="T8" style:family="text">
      <style:text-properties style:font-name="Liberation Serif" fo:font-style="italic" style:font-style-asian="italic" style:font-style-complex="italic"/>
    </style:style>
    <style:style style:name="T9" style:family="text">
      <style:text-properties style:font-name="Liberation Serif" fo:font-style="normal" style:font-style-asian="normal" style:font-style-complex="normal"/>
    </style:style>
    <style:style style:name="T10" style:family="text">
      <style:text-properties fo:font-style="normal" style:font-style-asian="normal" style:font-style-complex="normal"/>
    </style:style>
    <style:style style:name="T11" style:family="text">
      <style:text-properties officeooo:rsid="000d66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header-rows>
          <table:table-row table:style-name="Tabla1.1">
            <table:table-cell table:style-name="Tabla1.A1" office:value-type="string">
              <text:p text:style-name="P14"/>
            </table:table-cell>
            <table:table-cell table:style-name="Tabla1.B1" office:value-type="string">
              <text:p text:style-name="P14">Condición de prueba</text:p>
            </table:table-cell>
            <table:table-cell table:style-name="Tabla1.B1" office:value-type="string">
              <text:p text:style-name="P14">Resultado esperado</text:p>
            </table:table-cell>
            <table:table-cell table:style-name="Tabla1.B1" office:value-type="string">
              <text:p text:style-name="P15">Datos de prueba</text:p>
            </table:table-cell>
            <table:table-cell table:style-name="Tabla1.E1" office:value-type="string">
              <text:p text:style-name="P14">Resultado obtenido</text:p>
            </table:table-cell>
          </table:table-row>
        </table:table-header-rows>
        <table:table-row table:style-name="Tabla1.1">
          <table:table-cell table:style-name="Tabla1.A2" office:value-type="string">
            <text:p text:style-name="P1">1</text:p>
          </table:table-cell>
          <table:table-cell table:style-name="Tabla1.B2" office:value-type="string">
            <text:p text:style-name="P2">Tabla CLIENTES inicialmente vacía. Fichero correcto, incluyendo en todas las filas valor correcto para columnas DNI y APELLIDOS, y en algunas filas valor para columna CP y en otras no.</text:p>
          </table:table-cell>
          <table:table-cell table:style-name="Tabla1.C2" office:value-type="string">
            <text:p text:style-name="P2">Se graban todos los datos. Para las filas en que no se indica valor para campo CP, en la base de datos se asigna un valor NULL</text:p>
          </table:table-cell>
          <table:table-cell table:style-name="Tabla1.D2" office:value-type="string">
            <text:p text:style-name="P16">Fichero clientes.csv</text:p>
          </table:table-cell>
          <table:table-cell table:style-name="Tabla1.E2" office:value-type="string">
            <text:p text:style-name="P19">(El esperado)</text:p>
            <text:p text:style-name="P20"/>
            <text:p text:style-name="P20">Previo:</text:p>
            <text:p text:style-name="P25">MySQL <text:s/>localhost:3306 ssl <text:s/>libro_ad <text:s/>SQL &gt; select * from clientes;</text:p>
            <text:p text:style-name="P25">Empty set (0.0012 sec)</text:p>
            <text:p text:style-name="P22"/>
            <text:p text:style-name="P22">Ejecución:</text:p>
            <text:p text:style-name="P25">Leida línea 1:89012345E|ROJAS| ... Campo 0:[89012345E] Campo 1:[ROJAS] <text:s/>... Grabada en base de datos.</text:p>
            <text:p text:style-name="P25">Leida línea 2:23456789D|DORCE|13700 ... Campo 0:[23456789D] Campo 1:[DORCE] Campo 2:[13700] <text:s/>... Grabada en base de datos.</text:p>
            <text:p text:style-name="P25">Leida línea 3:12345678Z|ARCOS| ... Campo 0:[12345678Z] Campo 1:[ARCOS] <text:s/>... Grabada en base de datos.</text:p>
            <text:p text:style-name="P25">Leida línea 4:56789012B|SAMPER|29730 ... Campo 0:[56789012B] Campo 1:[SAMPER] Campo 2:[29730] <text:s/>... Grabada en base de datos.</text:p>
            <text:p text:style-name="P25">Leida línea 5:78901234X|NADALES|44126 ... Campo 0:[78901234X] Campo 1:[NADALES] Campo 2:[44126] <text:s/>... Grabada en base de datos.</text:p>
            <text:p text:style-name="P25">Leida línea 6:45678901G|JUÁREZ| ... Campo 0:[45678901G] Campo 1:[JUÁREZ] <text:s/>... Grabada en base de datos.</text:p>
            <text:p text:style-name="P25">Leida línea 7:67890123C|GAMBOA| ... Campo 0:[67890123C] Campo 1:[GAMBOA] <text:s/>... Grabada en base de datos.</text:p>
            <text:p text:style-name="P25">Leida línea 8:34567890V|NADAL| ... Campo 0:[34567890V] Campo 1:[NADAL] <text:s/>... Grabada en base de datos.</text:p>
            <text:p text:style-name="P25"/>
            <text:p text:style-name="P22">Posterior:</text:p>
            <text:p text:style-name="P25"><text:s/>MySQL <text:s/>localhost:3306 ssl <text:s/>libro_ad <text:s/>SQL &gt; select * from clientes;</text:p>
            <text:p text:style-name="P25">+-----------+-----------+-------+</text:p>
            <text:p text:style-name="P25">| DNI <text:s text:c="6"/>| APELLIDOS | CP <text:s text:c="3"/>|</text:p>
            <text:p text:style-name="P25">+-----------+-----------+-------+</text:p>
            <text:p text:style-name="P25">| 12345678Z | ARCOS <text:s text:c="4"/>| NULL <text:s/>|</text:p>
            <text:p text:style-name="P25">| 23456789D | DORCE <text:s text:c="4"/>| 13700 |</text:p>
            <text:p text:style-name="P25">| 34567890V | NADAL <text:s text:c="4"/>| NULL <text:s/>|</text:p>
            <text:p text:style-name="P25">| 45678901G | JUÁREZ <text:s text:c="3"/>| NULL <text:s/>|</text:p>
            <text:p text:style-name="P25">| 56789012B | SAMPER <text:s text:c="3"/>| 29730 |</text:p>
            <text:p text:style-name="P25">| 67890123C | GAMBOA <text:s text:c="3"/>| NULL <text:s/>|</text:p>
            <text:p text:style-name="P25">| 78901234X | NADALES <text:s text:c="2"/>| 44126 |</text:p>
            <text:p text:style-name="P25">| 89012345E | ROJAS <text:s text:c="4"/>| NULL <text:s/>|</text:p>
            <text:p text:style-name="P25">+-----------+-----------+-------+</text:p>
            <text:p text:style-name="P25">8 rows in set (0.0008 sec)</text:p>
          </table:table-cell>
        </table:table-row>
        <table:table-row table:style-name="Tabla1.1">
          <table:table-cell table:style-name="Tabla1.A3" office:value-type="string">
            <text:p text:style-name="P1">2</text:p>
          </table:table-cell>
          <table:table-cell table:style-name="Tabla1.B3" office:value-type="string">
            <text:p text:style-name="P3"><text:span text:style-name="T5">Tabla CLIENTES inicialmente vacía. No se </text:span>especifica valor para la columna DNI (primera). <text:span text:style-name="T2">Es decir, la fila empieza por el separador de campos.</text:span></text:p>
          </table:table-cell>
          <table:table-cell table:style-name="Tabla1.C3" office:value-type="string">
            <text:p text:style-name="P4">Se muestra un mensaje de error apropiado, se termina la ejecución del programa y no se realiza ningún cambio en la base de da<text:span text:style-name="T1">tos</text:span></text:p>
          </table:table-cell>
          <table:table-cell table:style-name="Tabla1.D3" office:value-type="string">
            <text:p text:style-name="P17">Fichero clientes1.csv</text:p>
          </table:table-cell>
          <table:table-cell table:style-name="Tabla1.E3" office:value-type="string">
            <text:p text:style-name="P21">(El esperado. <text:span text:style-name="T3">Nótese que si se escribe tanto en </text:span><text:span text:style-name="T4">System.out</text:span><text:span text:style-name="T3"> como en </text:span><text:span text:style-name="T4">System.err</text:span>, <text:span text:style-name="T3">los textos para ambas salidas aparecen en consola entremezclados, y pueden no aparecer en en el mismo orden en que se generan)</text:span></text:p>
            <text:p text:style-name="P21"/>
            <text:p text:style-name="P19">Previo:</text:p>
            <text:p text:style-name="P26"><text:s/>MySQL <text:s/>localhost:3306 ssl <text:s/>libro_ad <text:s/>SQL &gt; select * from clientes;</text:p>
            <text:p text:style-name="P26">Empty set (0.0005 sec)</text:p>
            <text:p text:style-name="P23"/>
            <text:p text:style-name="P23">Ejecución:</text:p>
            <text:p text:style-name="P12">Leida línea 1:89012345E|ROJAS| ... Campo 0:[89012345E] Campo 1:[ROJAS] <text:s/>... Grabada en base de datos.</text:p>
            <text:p text:style-name="P28">SQL ERROR mensaje: Column 'DNI' cannot be null</text:p>
            <text:p text:style-name="P28">SQL Estado: 23000</text:p>
            <text:p text:style-name="P28">SQL código específico: 1048</text:p>
            <text:p text:style-name="P28">Se hace ROLLBACK</text:p>
            <text:p text:style-name="P28">Error grabando datos en la base de datos</text:p>
            <text:p text:style-name="P27">Leida línea 2:|DORCE|13700 ... Campo 0:[] Campo 1:[DORCE] Campo 2:[13700]</text:p>
            <text:p text:style-name="P30"/>
            <text:p text:style-name="P23">Posterior:</text:p>
            <text:p text:style-name="P26"><text:s/>MySQL <text:s/>localhost:3306 ssl <text:s/>libro_ad <text:s/>SQL &gt; select * from clientes;</text:p>
            <text:p text:style-name="P26">Empty set (0.0007 sec)</text:p>
          </table:table-cell>
        </table:table-row>
        <text:soft-page-break/>
        <table:table-row table:style-name="Tabla1.1">
          <table:table-cell table:style-name="Tabla1.A4" office:value-type="string">
            <text:p text:style-name="P1">3</text:p>
          </table:table-cell>
          <table:table-cell table:style-name="Tabla1.B4" office:value-type="string">
            <text:p text:style-name="P2">Tabla CLIENTES inicialmente vacía. </text:p>
            <text:p text:style-name="P3"><text:span text:style-name="T2">No s</text:span>e especifica valor para la columna nombre (segunda). <text:span text:style-name="T2">Es decir, tras el separador de campos que la precede viene un nuevo separador de campos.</text:span></text:p>
          </table:table-cell>
          <table:table-cell table:style-name="Tabla1.C4" office:value-type="string">
            <text:p text:style-name="P4">Se muestra un mensaje de error apropiado, se termina la ejecución del programa y no se realiza ningún cambio en la base de da<text:span text:style-name="T1">tos</text:span></text:p>
          </table:table-cell>
          <table:table-cell table:style-name="Tabla1.D4" office:value-type="string">
            <text:p text:style-name="P17">Fichero clientes2.csv</text:p>
          </table:table-cell>
          <table:table-cell table:style-name="Tabla1.E4" office:value-type="string">
            <text:p text:style-name="P19">Previo:</text:p>
            <text:p text:style-name="P26"><text:s/>MySQL <text:s/>localhost:3306 ssl <text:s/>libro_ad <text:s/>SQL &gt; select * from clientes;</text:p>
            <text:p text:style-name="P26">Empty set (0.0005 sec)</text:p>
            <text:p text:style-name="P23"/>
            <text:p text:style-name="P23">Ejecución:</text:p>
            <text:p text:style-name="P13">Leida línea 1:89012345E|ROJAS| ... Campo 0:[89012345E] Campo 1:[ROJAS] <text:s/>... Grabada en base de datos.</text:p>
            <text:p text:style-name="P13">Leida línea 2:23456789D|DORCE|13700 ... Campo 0:[23456789D] Campo 1:[DORCE] Campo 2:[13700] <text:s/>... Grabada en base de datos.</text:p>
            <text:p text:style-name="P29">SQL ERROR mensaje: Column 'APELLIDOS' cannot be null</text:p>
            <text:p text:style-name="P29">SQL Estado: 23000</text:p>
            <text:p text:style-name="P29">SQL código específico: 1048</text:p>
            <text:p text:style-name="P29">Se hace ROLLBACK</text:p>
            <text:p text:style-name="P29">Error grabando datos en la base de datos</text:p>
            <text:p text:style-name="P13">Leida línea 3:12345678Z|| ... Campo 0:[12345678Z] <text:s/>...</text:p>
            <text:p text:style-name="P31"/>
            <text:p text:style-name="P23">Posterior:</text:p>
            <text:p text:style-name="P26"><text:s/>MySQL <text:s/>localhost:3306 ssl <text:s/>libro_ad <text:s/>SQL &gt; select * from clientes;</text:p>
            <text:p text:style-name="P26">Empty set (0.0010 sec)</text:p>
          </table:table-cell>
        </table:table-row>
        <table:table-row table:style-name="Tabla1.1">
          <table:table-cell table:style-name="Tabla1.A5" office:value-type="string">
            <text:p text:style-name="P1">4</text:p>
          </table:table-cell>
          <table:table-cell table:style-name="Tabla1.B5" office:value-type="string">
            <text:p text:style-name="P2">Tabla CLIENTES inicialmente vacía. </text:p>
            <text:p text:style-name="P5">En una línea hay un número de campos distinto de tres</text:p>
          </table:table-cell>
          <table:table-cell table:style-name="Tabla1.C5" office:value-type="string">
            <text:p text:style-name="P5">Se muestra un mensaje de error apropiado, se termina la ejecución del programa y no se realiza ningún cambio en la base de da<text:span text:style-name="T1">tos</text:span></text:p>
          </table:table-cell>
          <table:table-cell table:style-name="Tabla1.D5" office:value-type="string">
            <text:p text:style-name="P18">Fichero clientes<text:span text:style-name="T11">3</text:span>.csv</text:p>
          </table:table-cell>
          <table:table-cell table:style-name="Tabla1.E5" office:value-type="string">
            <text:p text:style-name="P24">(No se prueba. Sería muy tedioso, porque hay muchos casos a considerar, como se explica más abajo y, dado que al primer error se termina la ejecución del programa, habría que ejecutar el programa una vez para cada caso, estando la línea con este caso al principio, es decir, habría que hacerlo cada vez con un fichero distinto. En el fichero clientes3.csv hay líneas que reflejan todos estos casos)</text:p>
          </table:table-cell>
        </table:table-row>
      </table:table>
      <text:p text:style-name="P7"/>
      <text:list xml:id="list3652361929" text:style-name="L1">
        <text:list-item>
          <text:p text:style-name="P8">Todos los ficheros de prueba son variaciones del fichero clientes.csv, en las que se modifica una línea para crear la condición que se quiere probar.</text:p>
        </text:list-item>
        <text:list-item>
          <text:p text:style-name="P9">Se decide no validar el formato del DNI ni del código postal. No necesariamente un programa de carga masiva de datos como este será el lugar apropiado. Los contenidos del fichero se puede validar mediante otros mecanismos, o se pueden añadir restricciones de integridad en la propria base de datos.</text:p>
        </text:list-item>
        <text:list-item>
          <text:p text:style-name="P10">Las condiciones de prueba se pueden ampliar para probar más casos particulares o circunstancias especiales. Por ejemplo. Según cómo esté hecho el programa, podría gestionarse de distinta manera un campo vacío si está en la primera o última línea que si está en cualquier otra en medio de dos líneas. <text:span text:style-name="T6">En cuanto a la última condición de prueba, admite muchas variantes. Habría que probar diversos casos, entre ellos:</text:span></text:p>
          <text:list>
            <text:list-item>
              <text:p text:style-name="P6"><text:span text:style-name="T7">DNI</text:span>|<text:span text:style-name="T7">Apellidos</text:span><text:span text:style-name="T8"> </text:span><text:span text:style-name="T9">(Falta el campo CP. No es que esté vacío, es que no está, porque tras el campo nombre no viene separador de campos “|”)</text:span></text:p>
            </text:list-item>
            <text:list-item>
              <text:p text:style-name="P6"><text:span text:style-name="T7">DNI</text:span><text:span text:style-name="T10">| </text:span><text:span text:style-name="T9">(Campo nombre vacío y falta el campo CP).</text:span></text:p>
            </text:list-item>
            <text:list-item>
              <text:p text:style-name="P6"><text:span text:style-name="T7">DNI </text:span><text:span text:style-name="T9">(Faltan campos APELLIDOS y CP).</text:span></text:p>
            </text:list-item>
            <text:list-item>
              <text:p text:style-name="P6"><text:span text:style-name="T7">DNI</text:span><text:span text:style-name="T10">|</text:span><text:span text:style-name="T7">Apellidos</text:span><text:span text:style-name="T10">|</text:span><text:span text:style-name="T7">CP</text:span><text:span text:style-name="T10">| </text:span><text:span text:style-name="T9">(Hay un cuarto campo, pero vacío).</text:span></text:p>
            </text:list-item>
            <text:list-item>
              <text:p text:style-name="P6"><text:span text:style-name="T7">DNI</text:span><text:span text:style-name="T10">|</text:span><text:span text:style-name="T7">Apellidos</text:span><text:span text:style-name="T10">|</text:span><text:span text:style-name="T7">CP</text:span><text:span text:style-name="T10">|Adic1 </text:span><text:span text:style-name="T9">(Hay un cuarto campo, no vacío).</text:span></text:p>
            </text:list-item>
            <text:list-item>
              <text:p text:style-name="P6"><text:span text:style-name="T7">DNI</text:span><text:span text:style-name="T10">|</text:span><text:span text:style-name="T7">Apellidos</text:span><text:span text:style-name="T10">|</text:span><text:span text:style-name="T7">CP</text:span><text:span text:style-name="T10">|Adic1|Adic2 </text:span><text:span text:style-name="T9">(Hay un cuarto y quinto campo).</text:span></text:p>
            </text:list-item>
          </text:list>
          <text:p text:style-name="P11">Para cada caso haría falta un fichero distinto, porque cuando se detecta un error se termina la ejecución del programa. Hay que llegar a un compromiso para no realizar más pruebas de las necesarias, considerando el uso que se le vaya a dar al programa y la calidad, robustez y fiabilidad que se esperen de él.</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8:52:29.200633977</meta:creation-date>
    <dc:date>2019-04-07T20:33:19.143812730</dc:date>
    <meta:editing-duration>PT10M10S</meta:editing-duration>
    <meta:editing-cycles>3</meta:editing-cycles>
    <meta:generator>LibreOffice/6.0.7.3$Linux_X86_64 LibreOffice_project/00m0$Build-3</meta:generator>
    <meta:document-statistic meta:table-count="1" meta:image-count="0" meta:object-count="0" meta:page-count="2" meta:paragraph-count="91" meta:word-count="995" meta:character-count="6082" meta:non-whitespace-character-count="5119"/>
  </office:meta>
</office:document-meta>
</file>